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0.8283in"/>
    </style:style>
    <style:style style:name="co8" style:family="table-column">
      <style:table-column-properties fo:break-before="auto" style:column-width="1.31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epth_serial</text:p>
          </table:table-cell>
          <table:table-cell office:value-type="string" calcext:value-type="string">
            <text:p>Elapsed_time_serial</text:p>
          </table:table-cell>
          <table:table-cell office:value-type="string" calcext:value-type="string">
            <text:p>Threads_qty_pthreads</text:p>
          </table:table-cell>
          <table:table-cell office:value-type="string" calcext:value-type="string">
            <text:p>Depth_pthreads</text:p>
          </table:table-cell>
          <table:table-cell office:value-type="string" calcext:value-type="string">
            <text:p>Elapsed_time_pthreads</text:p>
          </table:table-cell>
          <table:table-cell office:value-type="string" calcext:value-type="string">
            <text:p>Threads_qty_omp</text:p>
          </table:table-cell>
          <table:table-cell office:value-type="string" calcext:value-type="string">
            <text:p>Depth_omp</text:p>
          </table:table-cell>
          <table:table-cell office:value-type="string" calcext:value-type="string">
            <text:p>Elapsed_time_om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8.008738379" calcext:value-type="float">
            <text:p>488.0087383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8.926235324" calcext:value-type="float">
            <text:p>418.926235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7465157" calcext:value-type="float">
            <text:p>0.1174651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7.416009964" calcext:value-type="float">
            <text:p>487.4160099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9.603934884" calcext:value-type="float">
            <text:p>419.6039348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.321013654" calcext:value-type="float">
            <text:p>9.3210136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8.285397118" calcext:value-type="float">
            <text:p>488.2853971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0.158792183" calcext:value-type="float">
            <text:p>420.15879218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0.305898563" calcext:value-type="float">
            <text:p>380.30589856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8.552673194" calcext:value-type="float">
            <text:p>98.55267319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1.900450013" calcext:value-type="float">
            <text:p>381.90045001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9.336651215" calcext:value-type="float">
            <text:p>99.3366512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0.925593776" calcext:value-type="float">
            <text:p>380.925593776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9.496066489" calcext:value-type="float">
            <text:p>99.4960664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0.977541903" calcext:value-type="float">
            <text:p>90.977541903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135.392164549" calcext:value-type="float">
            <text:p>135.3921645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2.892311614" calcext:value-type="float">
            <text:p>382.892311614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137.881220136" calcext:value-type="float">
            <text:p>137.8812201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2.602331637" calcext:value-type="float">
            <text:p>382.602331637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135.843169263" calcext:value-type="float">
            <text:p>135.843169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4.525122109" calcext:value-type="float">
            <text:p>384.525122109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3.053449023" calcext:value-type="float">
            <text:p>103.0534490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8.033008987" calcext:value-type="float">
            <text:p>98.03300898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3.207212195" calcext:value-type="float">
            <text:p>103.20721219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9.279209856" calcext:value-type="float">
            <text:p>99.279209856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2.651160195" calcext:value-type="float">
            <text:p>102.65116019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8.953925237" calcext:value-type="float">
            <text:p>98.95392523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4.354946804" calcext:value-type="float">
            <text:p>94.3549468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5.579784241" calcext:value-type="float">
            <text:p>135.579784241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3.931389835" calcext:value-type="float">
            <text:p>93.9313898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4.944991575" calcext:value-type="float">
            <text:p>134.94499157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3.693358154" calcext:value-type="float">
            <text:p>93.69335815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5.555215921" calcext:value-type="float">
            <text:p>135.555215921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2.465610064" calcext:value-type="float">
            <text:p>102.465610064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4.014504887" calcext:value-type="float">
            <text:p>104.014504887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3.687993405" calcext:value-type="float">
            <text:p>103.687993405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3.293360201" calcext:value-type="float">
            <text:p>93.293360201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3.4250604" calcext:value-type="float">
            <text:p>93.4250604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3.44776767" calcext:value-type="float">
            <text:p>93.447767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2T12:39:27.091284129</meta:creation-date>
    <dc:date>2022-06-22T12:44:15.423154891</dc:date>
    <meta:editing-duration>PT4M49S</meta:editing-duration>
    <meta:editing-cycles>1</meta:editing-cycles>
    <meta:document-statistic meta:table-count="1" meta:cell-count="122" meta:object-count="0"/>
    <meta:generator>LibreOffice/7.3.4.2$Linux_X86_64 LibreOffice_project/30$Build-2</meta:generator>
  </office:meta>
</office:document-meta>
</file>